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AF00000212FA4B53E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3.067cm"/>
    </style:style>
    <style:style style:name="co1" style:family="table-column">
      <style:table-column-properties style:column-width="8.485cm" style:use-optimal-column-width="false"/>
    </style:style>
    <style:style style:name="ro1" style:family="table-row">
      <style:table-row-properties style:row-height="1.12cm"/>
    </style:style>
    <style:style style:name="ce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54pt solid #000000" fo:border-top="0.23pt solid #000000" fo:border-bottom="0.23pt solid #000000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92f1fe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54pt solid #000000" fo:border-top="0.23pt solid #000000" fo:border-bottom="0.23pt solid #000000"/>
    </style:style>
    <style:style style:name="ce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23pt solid #000000" fo:border-bottom="0.54pt solid #000000"/>
    </style:style>
    <style:style style:name="ce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margin-top="0.176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style:font-name="Tahoma"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al Time Protocol</text:p>
          </draw:text-box>
        </draw:frame>
        <draw:frame presentation:style-name="pr2" draw:layer="layout" svg:width="25.2cm" svg:height="12.179cm" svg:x="1.4cm" svg:y="5.066cm" presentation:class="subtitle">
          <draw:text-box>
            <text:p>Sagar Gir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1" text:id="id1">RTP is a <text:span text:style-name="T1">data transport protocol</text:span> for real-time application.</text:p>
              </text:list-item>
              <text:list-item>
                <text:p xml:id="id2" text:id="id2"><text:span text:style-name="T1">RTCP</text:span> is a control protocol accompanying RTP.</text:p>
              </text:list-item>
              <text:list-item>
                <text:p xml:id="id3" text:id="id3">RTP is designed to support multicast communication in interactive multimedia applications, such as audio/ video teleconferencing and distributed simulation.</text:p>
              </text:list-item>
              <text:list-item>
                <text:p xml:id="id4" text:id="id4">It deals solely with data deliver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5" text:id="id5">RTP can run over unreliable protocol UDP.</text:p>
              </text:list-item>
              <text:list-item>
                <text:p xml:id="id6" text:id="id6">It uses UDP's multiplexing and error control services while monitoring, control, and identification functions are provided by RTCP.</text:p>
              </text:list-item>
              <text:list-item>
                <text:p xml:id="id7" text:id="id7">RTP is scalable</text:p>
              </text:list-item>
              <text:list-item>
                <text:p xml:id="id8" text:id="id8">RTP assumes that the multicast group membership can change dynamically.</text:p>
              </text:list-item>
              <text:list-item>
                <text:p xml:id="id9" text:id="id9">RTP runs on top of UDP, so, there is no guarantee against <text:s/>lost and out-of-sequence packet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Architectur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TP application architecture</text:p>
              </text:list-item>
            </text:list>
          </draw:text-box>
        </draw:frame>
        <draw:frame draw:style-name="standard" draw:layer="layout" svg:width="16.969cm" svg:height="4.479cm" svg:x="4.493cm" svg:y="8.029cm">
          <table:table>
            <table:table-column table:style-name="co1"/>
            <table:table-column table:style-name="co1"/>
            <table:table-row table:style-name="ro1">
              <table:table-cell table:style-name="ce1" table:number-columns-spanned="2">
                <text:list text:style-name="L3">
                  <text:list-header>
                    <text:p text:style-name="P1"><text:span text:style-name="T2">Applications</text:span></text:p>
                  </text:list-header>
                </text:list>
              </table:table-cell>
              <table:covered-table-cell table:style-name="ce2"/>
            </table:table-row>
            <table:table-row table:style-name="ro1">
              <table:table-cell table:style-name="ce3" table:number-columns-spanned="2">
                <text:list text:continue-numbering="true" text:style-name="L3">
                  <text:list-header>
                    <text:p text:style-name="P1"><text:span text:style-name="T2">RTP &amp; RTCP</text:span></text:p>
                  </text:list-header>
                </text:list>
              </table:table-cell>
              <table:covered-table-cell table:style-name="ce2"/>
            </table:table-row>
            <table:table-row table:style-name="ro1">
              <table:table-cell table:style-name="ce4" table:number-rows-spanned="2">
                <text:list text:continue-numbering="true" text:style-name="L3">
                  <text:list-header>
                    <text:p text:style-name="P1"><text:span text:style-name="T2">Other transport and network protocols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1"><text:span text:style-name="T2">UDP</text:span></text:p>
                  </text:list-header>
                </text:list>
              </table:table-cell>
            </table:table-row>
            <table:table-row table:style-name="ro1">
              <table:covered-table-cell table:style-name="ce2"/>
              <table:table-cell table:style-name="ce6">
                <text:list text:continue-numbering="true" text:style-name="L3">
                  <text:list-header>
                    <text:p text:style-name="P1"><text:span text:style-name="T2">IP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RTP Header<text:tab/></text:p>
          </draw:text-box>
        </draw:frame>
        <draw:frame presentation:style-name="pr5" draw:layer="layout" svg:width="25.2cm" svg:height="9.117cm" svg:x="1.4cm" svg:y="8.128cm" presentation:class="outline" presentation:user-transformed="true">
          <draw:text-box>
            <text:list text:style-name="L2">
              <text:list-item>
                <text:p xml:id="id10" text:id="id10"><text:span text:style-name="T3">Payload Type</text:span>: 7 bits, providing 128 possible different types of encoding; eg JPEG, MPEG2 video, etc. different media are not multiplexed</text:p>
              </text:list-item>
              <text:list-item>
                <text:p xml:id="id11" text:id="id11"><text:span text:style-name="T3">Sequence Number</text:span>: 16 bits; random number incremented by one for each RTP data packet sent; used to detect packet loss</text:p>
              </text:list-item>
            </text:list>
          </draw:text-box>
        </draw:frame>
        <draw:custom-shape draw:style-name="gr2" draw:text-style-name="P2" draw:layer="layout" svg:width="23.622cm" svg:height="3.048cm" svg:x="2.54cm" svg:y="4.57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96cm" svg:y1="4.572cm" svg:x2="6.096cm" svg:y2="7.62cm">
          <text:p/>
        </draw:line>
        <draw:line draw:style-name="gr3" draw:text-style-name="P2" draw:layer="layout" svg:x1="10.668cm" svg:y1="4.572cm" svg:x2="10.668cm" svg:y2="7.62cm">
          <text:p/>
        </draw:line>
        <draw:line draw:style-name="gr3" draw:text-style-name="P2" draw:layer="layout" svg:x1="15.24cm" svg:y1="4.572cm" svg:x2="15.24cm" svg:y2="7.62cm">
          <text:p/>
        </draw:line>
        <draw:line draw:style-name="gr3" draw:text-style-name="P2" draw:layer="layout" svg:x1="20.574cm" svg:y1="4.572cm" svg:x2="20.574cm" svg:y2="7.62cm">
          <text:p/>
        </draw:line>
        <draw:frame draw:style-name="gr4" draw:layer="layout" svg:width="3.048cm" svg:height="1.673cm" svg:x="2.794cm" svg:y="5.439cm">
          <draw:text-box>
            <text:p>Payload Type</text:p>
          </draw:text-box>
        </draw:frame>
        <draw:frame draw:style-name="gr5" draw:layer="layout" svg:width="4.064cm" svg:height="1.779cm" svg:x="6.604cm" svg:y="5.333cm">
          <draw:text-box>
            <text:p>Sequence Number</text:p>
          </draw:text-box>
        </draw:frame>
        <draw:frame draw:style-name="gr4" draw:layer="layout" svg:width="3.81cm" svg:height="1.524cm" svg:x="11.176cm" svg:y="5.334cm">
          <draw:text-box>
            <text:p>Timestamp</text:p>
          </draw:text-box>
        </draw:frame>
        <draw:frame draw:style-name="gr4" draw:layer="layout" svg:width="5.08cm" svg:height="2.384cm" svg:x="15.24cm" svg:y="4.572cm">
          <draw:text-box>
            <text:p>Synchronization Source identifier (SSRC)</text:p>
          </draw:text-box>
        </draw:frame>
        <draw:frame draw:style-name="gr6" draw:layer="layout" svg:width="3.81cm" svg:height="2.032cm" svg:x="21.336cm" svg:y="5.08cm">
          <draw:text-box>
            <text:p>Miscellaneous fiel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RTP Header<text:tab/></text:p>
          </draw:text-box>
        </draw:frame>
        <draw:frame presentation:style-name="pr5" draw:layer="layout" svg:width="25.2cm" svg:height="9.117cm" svg:x="1.4cm" svg:y="8.128cm" presentation:class="outline" presentation:user-transformed="true">
          <draw:text-box>
            <text:list text:style-name="L2">
              <text:list-item>
                <text:p xml:id="id12" text:id="id12"><text:span text:style-name="T3">Timestamp</text:span>: 32 bytes; gives the sampling instant of the first audio/video byte in the packet; used to remove jitter introduced by the network</text:p>
                <text:list>
                  <text:list-item>
                    <text:p xml:id="id13" text:id="id13">clock frequency depends on applications</text:p>
                  </text:list-item>
                  <text:list-item>
                    <text:p xml:id="id14" text:id="id14">random initial value</text:p>
                  </text:list-item>
                  <text:list-item>
                    <text:p xml:id="id15" text:id="id15">several packets may have equal timestamps (eg. same video frame), or even in disorder (eg. interpolated frames in MPEG)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23.622cm" svg:height="3.048cm" svg:x="2.54cm" svg:y="4.57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96cm" svg:y1="4.572cm" svg:x2="6.096cm" svg:y2="7.62cm">
          <text:p/>
        </draw:line>
        <draw:line draw:style-name="gr3" draw:text-style-name="P2" draw:layer="layout" svg:x1="10.668cm" svg:y1="4.572cm" svg:x2="10.668cm" svg:y2="7.62cm">
          <text:p/>
        </draw:line>
        <draw:line draw:style-name="gr3" draw:text-style-name="P2" draw:layer="layout" svg:x1="15.24cm" svg:y1="4.572cm" svg:x2="15.24cm" svg:y2="7.62cm">
          <text:p/>
        </draw:line>
        <draw:line draw:style-name="gr3" draw:text-style-name="P2" draw:layer="layout" svg:x1="20.574cm" svg:y1="4.572cm" svg:x2="20.574cm" svg:y2="7.62cm">
          <text:p/>
        </draw:line>
        <draw:frame draw:style-name="gr4" draw:layer="layout" svg:width="3.048cm" svg:height="1.673cm" svg:x="2.794cm" svg:y="5.439cm">
          <draw:text-box>
            <text:p>Payload Type</text:p>
          </draw:text-box>
        </draw:frame>
        <draw:frame draw:style-name="gr5" draw:layer="layout" svg:width="4.064cm" svg:height="1.779cm" svg:x="6.604cm" svg:y="5.333cm">
          <draw:text-box>
            <text:p>Sequence Number</text:p>
          </draw:text-box>
        </draw:frame>
        <draw:frame draw:style-name="gr4" draw:layer="layout" svg:width="3.81cm" svg:height="1.524cm" svg:x="11.176cm" svg:y="5.334cm">
          <draw:text-box>
            <text:p>Timestamp</text:p>
          </draw:text-box>
        </draw:frame>
        <draw:frame draw:style-name="gr4" draw:layer="layout" svg:width="5.08cm" svg:height="2.384cm" svg:x="15.24cm" svg:y="4.572cm">
          <draw:text-box>
            <text:p>Synchronization Source identifier (SSRC)</text:p>
          </draw:text-box>
        </draw:frame>
        <draw:frame draw:style-name="gr6" draw:layer="layout" svg:width="3.81cm" svg:height="2.032cm" svg:x="21.336cm" svg:y="5.08cm">
          <draw:text-box>
            <text:p>Miscellaneous fiel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RTP Header<text:tab/></text:p>
          </draw:text-box>
        </draw:frame>
        <draw:frame presentation:style-name="pr5" draw:layer="layout" svg:width="25.2cm" svg:height="9.117cm" svg:x="1.4cm" svg:y="8.128cm" presentation:class="outline" presentation:user-transformed="true">
          <draw:text-box>
            <text:list text:style-name="L2">
              <text:list-item>
                <text:p xml:id="id16" text:id="id16"><text:span text:style-name="T3">Synchronization Source identifier (SSRC)</text:span> : 32 bits; an id for the source of a stream; assigned randomly by the source</text:p>
              </text:list-item>
              <text:list-item>
                <text:p xml:id="id17" text:id="id17"><text:span text:style-name="T3">Miscellaneous fields</text:span>: Contributing Source identifier (CSRC)</text:p>
              </text:list-item>
            </text:list>
          </draw:text-box>
        </draw:frame>
        <draw:custom-shape draw:style-name="gr2" draw:text-style-name="P2" draw:layer="layout" svg:width="23.622cm" svg:height="3.048cm" svg:x="2.54cm" svg:y="4.57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96cm" svg:y1="4.572cm" svg:x2="6.096cm" svg:y2="7.62cm">
          <text:p/>
        </draw:line>
        <draw:line draw:style-name="gr3" draw:text-style-name="P2" draw:layer="layout" svg:x1="10.668cm" svg:y1="4.572cm" svg:x2="10.668cm" svg:y2="7.62cm">
          <text:p/>
        </draw:line>
        <draw:line draw:style-name="gr3" draw:text-style-name="P2" draw:layer="layout" svg:x1="15.24cm" svg:y1="4.572cm" svg:x2="15.24cm" svg:y2="7.62cm">
          <text:p/>
        </draw:line>
        <draw:line draw:style-name="gr3" draw:text-style-name="P2" draw:layer="layout" svg:x1="20.574cm" svg:y1="4.572cm" svg:x2="20.574cm" svg:y2="7.62cm">
          <text:p/>
        </draw:line>
        <draw:frame draw:style-name="gr4" draw:layer="layout" svg:width="3.048cm" svg:height="1.673cm" svg:x="2.794cm" svg:y="5.439cm">
          <draw:text-box>
            <text:p>Payload Type</text:p>
          </draw:text-box>
        </draw:frame>
        <draw:frame draw:style-name="gr5" draw:layer="layout" svg:width="4.064cm" svg:height="1.779cm" svg:x="6.604cm" svg:y="5.333cm">
          <draw:text-box>
            <text:p>Sequence Number</text:p>
          </draw:text-box>
        </draw:frame>
        <draw:frame draw:style-name="gr4" draw:layer="layout" svg:width="3.81cm" svg:height="1.524cm" svg:x="11.176cm" svg:y="5.334cm">
          <draw:text-box>
            <text:p>Timestamp</text:p>
          </draw:text-box>
        </draw:frame>
        <draw:frame draw:style-name="gr4" draw:layer="layout" svg:width="5.08cm" svg:height="2.384cm" svg:x="15.24cm" svg:y="4.572cm">
          <draw:text-box>
            <text:p>Synchronization Source identifier (SSRC)</text:p>
          </draw:text-box>
        </draw:frame>
        <draw:frame draw:style-name="gr6" draw:layer="layout" svg:width="3.81cm" svg:height="2.032cm" svg:x="21.336cm" svg:y="5.08cm">
          <draw:text-box>
            <text:p>Miscellaneous fiel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6" draw:layer="layout" svg:width="22.5cm" svg:height="3.067cm" svg:x="1.376cm" svg:y="10.16cm" presentation:class="title" presentation:user-transformed="true">
          <draw:text-box>
            <text:p>Thank You!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A4B53E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23:23:57.816031649</meta:creation-date>
    <dc:date>2015-12-15T08:14:09.806387485</dc:date>
    <meta:editing-duration>PT26M9S</meta:editing-duration>
    <meta:editing-cycles>8</meta:editing-cycles>
    <meta:generator>LibreOffice/4.2.8.2$Linux_X86_64 LibreOffice_project/420m0$Build-2</meta:generator>
    <meta:document-statistic meta:object-count="96"/>
  </office:meta>
</office:document-meta>
</file>